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BasedViewResolverTests.view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View.renderInternal( Map &lt; String , Object &gt; attributes , MediaType contentType , ServerWeb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Tests.urlBasedViewResolverDoesNotOverrideCustomRequestContextAttributeWith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estView.Tes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BasedViewResolverTests.urlBasedViewResolverOverridesCustomRequestContextAttributeWithNonNull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TestView.checkResourceExists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BasedViewResolverTests.customized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UrlBasedViewResolverTests.redirect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